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6b23"/>
    </style:style>
    <style:style style:name="P2" style:family="paragraph" style:parent-style-name="Preformatted_20_Text">
      <style:text-properties officeooo:rsid="00186b23" officeooo:paragraph-rsid="00186b23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86b23" officeooo:paragraph-rsid="00186b2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186b23" style:font-name-asian="Courier New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Java / Javascript</text:p>
      <text:p text:style-name="P2"/>
      <text:p text:style-name="P2">1)Java(full OOP language)</text:p>
      <text:p text:style-name="P2">-encapsulation</text:p>
      <text:p text:style-name="P2"><text:tab/>by access modifiers such private/protected/package</text:p>
      <text:p text:style-name="P2"><text:tab/>example:</text:p>
      <text:p text:style-name="P2"><text:tab/><text:tab/>public class Coco {</text:p>
      <text:p text:style-name="P2"><text:tab/><text:tab/><text:tab/>private String lol = "wtf"; // cant access from outside</text:p>
      <text:p text:style-name="P2"><text:tab/><text:tab/><text:tab/>public String getLol() { <text:s/>// can access from outside, it is interface</text:p>
      <text:p text:style-name="P2"><text:tab/><text:tab/><text:tab/><text:tab/>return lol;</text:p>
      <text:p text:style-name="P2"><text:tab/><text:tab/><text:tab/>}</text:p>
      <text:p text:style-name="P2"><text:tab/><text:tab/>}</text:p>
      <text:p text:style-name="P2">-inheritance</text:p>
      <text:p text:style-name="P2"><text:tab/>by "extends" statement, btw you can extends just ONE class, no more</text:p>
      <text:p text:style-name="P2"><text:tab/>example:</text:p>
      <text:p text:style-name="P2"><text:tab/><text:tab/>class Animal {</text:p>
      <text:p text:style-name="P2"><text:tab/><text:tab/><text:tab/>private String animal = "animal";</text:p>
      <text:p text:style-name="P2"><text:tab/><text:tab/><text:tab/>public String getAnimal() {</text:p>
      <text:p text:style-name="P2"><text:tab/><text:tab/><text:tab/><text:tab/>return animal;</text:p>
      <text:p text:style-name="P2"><text:tab/><text:tab/><text:tab/>}</text:p>
      <text:p text:style-name="P2"><text:tab/><text:tab/>}</text:p>
      <text:p text:style-name="P2"><text:tab/><text:tab/>public class Petooh extends Animal {</text:p>
      <text:p text:style-name="P2"><text:tab/><text:tab/><text:tab/>private String petooh = "petooh";</text:p>
      <text:p text:style-name="P2"><text:tab/><text:tab/><text:tab/>public String getPetooh() {</text:p>
      <text:p text:style-name="P2"><text:tab/><text:tab/><text:tab/><text:tab/>return petooh;</text:p>
      <text:p text:style-name="P2"><text:tab/><text:tab/><text:tab/>}</text:p>
      <text:p text:style-name="P2"><text:tab/><text:tab/><text:tab/>public static void main(String[] args) {</text:p>
      <text:p text:style-name="P2"><text:tab/><text:tab/><text:tab/><text:tab/>Petooh p = new Petooh();</text:p>
      <text:p text:style-name="P2"><text:tab/><text:tab/><text:tab/><text:tab/>System.out.println(p.getAnimal());</text:p>
      <text:p text:style-name="P2"><text:tab/><text:tab/><text:tab/><text:tab/>System.out.println(p.getPetooh());</text:p>
      <text:p text:style-name="P2"><text:tab/><text:tab/><text:tab/>}</text:p>
      <text:p text:style-name="P2"><text:tab/><text:tab/>}</text:p>
      <text:p text:style-name="P2">-polymorphism</text:p>
      <text:p text:style-name="P2"><text:tab/>by overriding methods of base class in derived class, saving the interface + dynamic bindig that already exists by included virtualization make its work.</text:p>
      <text:p text:style-name="P2"><text:tab/>example:</text:p>
      <text:p text:style-name="P2"><text:tab/><text:tab/>public class Animal {</text:p>
      <text:p text:style-name="P2"><text:tab/><text:tab/><text:tab/>public String move() {</text:p>
      <text:p text:style-name="P2"><text:tab/><text:tab/><text:tab/><text:tab/>return "move";</text:p>
      <text:p text:style-name="P2"><text:tab/><text:tab/><text:tab/>}</text:p>
      <text:p text:style-name="P2"><text:tab/><text:tab/><text:tab/>public static void main(String[] args) {</text:p>
      <text:p text:style-name="P2"><text:tab/><text:tab/><text:tab/><text:tab/>Animal a = new Animal();</text:p>
      <text:p text:style-name="P2"><text:tab/><text:tab/><text:tab/><text:tab/>Petooh p = new Petooh();</text:p>
      <text:p text:style-name="P2"><text:tab/><text:tab/><text:tab/><text:tab/>Snake s = new Snake();</text:p>
      <text:p text:style-name="P2"/>
      <text:p text:style-name="P2"><text:tab/><text:tab/><text:tab/><text:tab/>System.out.println(a.move()); // move</text:p>
      <text:p text:style-name="P2"><text:tab/><text:tab/><text:tab/><text:tab/>a = p; // upcast reference of p of type Petooh into Animal and assign to reference variable a</text:p>
      <text:p text:style-name="P2"><text:tab/><text:tab/><text:tab/><text:tab/>System.out.println(a.move()); // run in 2 legs and make cococo</text:p>
      <text:p text:style-name="P2"><text:tab/><text:tab/><text:tab/><text:tab/>a = s; // upcast reference of s of type Snake into Animal and assign to reference variable a</text:p>
      <text:p text:style-name="P2"><text:tab/><text:tab/><text:tab/><text:tab/>System.out.println(a.move()); // pssssssssssss</text:p>
      <text:p text:style-name="P2"><text:tab/><text:tab/><text:tab/>}</text:p>
      <text:p text:style-name="P2"><text:tab/><text:tab/>}</text:p>
      <text:p text:style-name="P2"><text:tab/><text:tab/>class Petooh extends Animal {</text:p>
      <text:p text:style-name="P2"><text:tab/><text:tab/><text:tab/>@override</text:p>
      <text:p text:style-name="P2"><text:tab/><text:tab/><text:tab/>public String move() {</text:p>
      <text:p text:style-name="P2"><text:soft-page-break/><text:tab/><text:tab/><text:tab/><text:tab/>return "run in 2 legs and make cococo";</text:p>
      <text:p text:style-name="P2"><text:tab/><text:tab/><text:tab/>}</text:p>
      <text:p text:style-name="P2"><text:tab/><text:tab/><text:tab/></text:p>
      <text:p text:style-name="P2"><text:tab/><text:tab/>}</text:p>
      <text:p text:style-name="P2"><text:tab/><text:tab/>class Snake extends Animal {</text:p>
      <text:p text:style-name="P2"><text:tab/><text:tab/><text:tab/>@override</text:p>
      <text:p text:style-name="P2"><text:tab/><text:tab/><text:tab/>public String move() {</text:p>
      <text:p text:style-name="P2"><text:tab/><text:tab/><text:tab/><text:tab/>return "pssssssssssss";</text:p>
      <text:p text:style-name="P2"><text:tab/><text:tab/><text:tab/>}</text:p>
      <text:p text:style-name="P2"><text:tab/><text:tab/><text:tab/></text:p>
      <text:p text:style-name="P2"><text:tab/><text:tab/>}</text:p>
      <text:p text:style-name="P2">2) Javascript - scripting language in which implentation of OOP concepts are perverted.</text:p>
      <text:p text:style-name="P2">Here i try concepts not only for types, but also to instances directly</text:p>
      <text:p text:style-name="P2"/>
      <text:p text:style-name="P2">-encpsulation</text:p>
      <text:p text:style-name="P2"><text:tab/>by using anonymous immediately invoked function</text:p>
      <text:p text:style-name="P2"><text:tab/>example:</text:p>
      <text:p text:style-name="P2"><text:tab/><text:tab/>var obj = (function(){</text:p>
      <text:p text:style-name="P2"><text:tab/><text:tab/><text:tab/>var lol = "wtf"; //cannot be accessed from outside</text:p>
      <text:p text:style-name="P2"><text:tab/><text:tab/><text:tab/>return {</text:p>
      <text:p text:style-name="P2"><text:tab/><text:tab/><text:tab/><text:tab/>//interface method</text:p>
      <text:p text:style-name="P2"><text:tab/><text:tab/><text:tab/><text:tab/>getLol: function() {</text:p>
      <text:p text:style-name="P2"><text:tab/><text:tab/><text:tab/><text:tab/><text:tab/>return lol;</text:p>
      <text:p text:style-name="P2"><text:tab/><text:tab/><text:tab/><text:tab/>}</text:p>
      <text:p text:style-name="P2"><text:tab/><text:tab/><text:tab/>}</text:p>
      <text:p text:style-name="P2"><text:tab/><text:tab/>})();</text:p>
      <text:p text:style-name="P2"><text:tab/>variable lol is in scope of this imediate function, so it can't be accessed from outside, only by returned object, so it is a kind of encapsulation or hiding of data</text:p>
      <text:p text:style-name="P2">-inheritance</text:p>
      <text:p text:style-name="P2"><text:tab/>//Define the Car class</text:p>
      <text:p text:style-name="P2"><text:tab/>function Car() { }</text:p>
      <text:p text:style-name="P2"><text:tab/>Car.prototype.speed= 'Car Speed';</text:p>
      <text:p text:style-name="P2"><text:tab/>Car.prototype.setSpeed = function(speed) {</text:p>
      <text:p text:style-name="P2"><text:tab/> <text:s text:c="3"/>this.speed = speed;</text:p>
      <text:p text:style-name="P2"><text:tab/> <text:s text:c="3"/>alert("Car speed changed");</text:p>
      <text:p text:style-name="P2"><text:tab/>}</text:p>
      <text:p text:style-name="P2"><text:tab/> </text:p>
      <text:p text:style-name="P2"><text:tab/> </text:p>
      <text:p text:style-name="P2"><text:tab/>//Define the Ferrari class</text:p>
      <text:p text:style-name="P2"><text:tab/>function Ferrari() { }</text:p>
      <text:p text:style-name="P2"><text:tab/>Ferrari.prototype = new Car();</text:p>
      <text:p text:style-name="P2"><text:tab/> </text:p>
      <text:p text:style-name="P2"><text:tab/> </text:p>
      <text:p text:style-name="P2"><text:tab/>// correct the constructor pointer because it points to Car</text:p>
      <text:p text:style-name="P2"><text:tab/>Ferrari.prototype.constructor = Ferrari;</text:p>
      <text:p text:style-name="P2"><text:tab/> </text:p>
      <text:p text:style-name="P2"><text:tab/>// replace the setSpeed method</text:p>
      <text:p text:style-name="P2"><text:tab/>Ferrari.prototype.setSpeed = function(speed) {</text:p>
      <text:p text:style-name="P2"><text:tab/> <text:s text:c="3"/>this.speed = speed;</text:p>
      <text:p text:style-name="P2"><text:tab/> <text:s text:c="3"/>alert("Ferrari speed changed");</text:p>
      <text:p text:style-name="P2"><text:tab/>}</text:p>
      <text:p text:style-name="P2"><text:tab/> </text:p>
      <text:p text:style-name="P2"><text:tab/>var car = new Ferrari();</text:p>
      <text:p text:style-name="P2"><text:tab/>car.setSpeed();</text:p>
      <text:p text:style-name="P2">-polymorphism</text:p>
      <text:p text:style-name="P2"><text:tab/>is toooo perverted.</text:p>
      <text:p text:style-name="P2"><text:tab/>but in my meaning i polymorphism it's not mandatory overriding methods of <text:soft-page-break/>base in derived, but it's enough to have diferent</text:p>
      <text:p text:style-name="P2"><text:tab/>objects but with same method's name and assign references of this objects to one general variable that calls these methods</text:p>
      <text:p text:style-name="P2"><text:tab/>in dynamic binding mode;</text:p>
      <text:p text:style-name="P2"/>
      <text:p text:style-name="P2"><text:tab/>example:</text:p>
      <text:p text:style-name="P2"/>
      <text:p text:style-name="P2"><text:tab/>var a = {</text:p>
      <text:p text:style-name="P2"><text:tab/><text:tab/>move: function() {</text:p>
      <text:p text:style-name="P2"><text:tab/><text:tab/><text:tab/>return "a move";</text:p>
      <text:p text:style-name="P2"><text:tab/><text:tab/>}</text:p>
      <text:p text:style-name="P2"><text:tab/>}</text:p>
      <text:p text:style-name="P2"/>
      <text:p text:style-name="P2"><text:tab/>var b = {</text:p>
      <text:p text:style-name="P2"><text:tab/><text:tab/>move: function() {</text:p>
      <text:p text:style-name="P2"><text:tab/><text:tab/><text:tab/>return "b move";</text:p>
      <text:p text:style-name="P2"><text:tab/><text:tab/>}</text:p>
      <text:p text:style-name="P2"><text:tab/>}</text:p>
      <text:p text:style-name="P2"/>
      <text:p text:style-name="P2"><text:tab/>var mainVariable;</text:p>
      <text:p text:style-name="P2"/>
      <text:p text:style-name="P2"><text:tab/>// 1 case</text:p>
      <text:p text:style-name="P2"><text:tab/>mainVariable = a;</text:p>
      <text:p text:style-name="P2"><text:tab/>mainVariable.move(); // a move</text:p>
      <text:p text:style-name="P2"/>
      <text:p text:style-name="P2"><text:tab/>// 1 case</text:p>
      <text:p text:style-name="P2"><text:tab/>mainVariable = b;</text:p>
      <text:p text:style-name="P2"><text:tab/>mainVariable.move(); // b move</text:p>
      <text:p text:style-name="P2"/>
      <text:p text:style-name="P2"><text:tab/>i think this maybe a kind of polymorhpism because the sense of it stands for better code organization, i mean that client code must not depend on types/objects, so these are handled into a general way like all objects with the same interface can send its references to one general variable/parameter to be handled because of included dynamic binding, but its not secure anyway;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Java</text:p>
          </table:table-cell>
          <table:table-cell table:style-name="Table1.C1" office:value-type="string">
            <text:p text:style-name="P4">Javascript</text:p>
          </table:table-cell>
        </table:table-row>
        <table:table-row>
          <table:table-cell table:style-name="Table1.A2" office:value-type="string">
            <text:p text:style-name="P4">Encapsulation</text:p>
          </table:table-cell>
          <table:table-cell table:style-name="Table1.A2" office:value-type="string">
            <text:p text:style-name="P4">zbs</text:p>
          </table:table-cell>
          <table:table-cell table:style-name="Table1.C2" office:value-type="string">
            <text:p text:style-name="P4">fu</text:p>
          </table:table-cell>
        </table:table-row>
        <table:table-row>
          <table:table-cell table:style-name="Table1.A2" office:value-type="string">
            <text:p text:style-name="P4">Inheritance</text:p>
          </table:table-cell>
          <table:table-cell table:style-name="Table1.A2" office:value-type="string">
            <text:p text:style-name="P4">zbs</text:p>
          </table:table-cell>
          <table:table-cell table:style-name="Table1.C2" office:value-type="string">
            <text:p text:style-name="P4">fu</text:p>
          </table:table-cell>
        </table:table-row>
        <table:table-row>
          <table:table-cell table:style-name="Table1.A2" office:value-type="string">
            <text:p text:style-name="P4">Polymorphism</text:p>
          </table:table-cell>
          <table:table-cell table:style-name="Table1.A2" office:value-type="string">
            <text:p text:style-name="P4">zbs</text:p>
          </table:table-cell>
          <table:table-cell table:style-name="Table1.C2" office:value-type="string">
            <text:p text:style-name="P4">pizde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5T11:55:07.595978627</dc:date>
    <meta:editing-duration>PT11M57S</meta:editing-duration>
    <meta:editing-cycles>1</meta:editing-cycles>
    <meta:document-statistic meta:table-count="1" meta:image-count="0" meta:object-count="0" meta:page-count="3" meta:paragraph-count="139" meta:word-count="584" meta:character-count="3850" meta:non-whitespace-character-count="3115"/>
    <meta:generator>LibreOffice/5.0.2.2$Linux_X86_64 LibreOffice_project/00m0$Build-2</meta:generator>
  </office:meta>
</office:document-meta>
</file>